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weight="bold"/>
    </style:style>
    <style:style style:name="P3" style:family="paragraph" style:parent-style-name="Standard">
      <style:text-properties style:text-line-through-style="solid"/>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gramme: <text:a xlink:type="simple" xlink:href="http://lgru.pad.constantvzw.org:8000/144">http://lgru.pad.constantvzw.org:8000/144</text:a></text:p>
      <text:section text:style-name="Sect1" text:name="magicdomid3">
        <text:p text:style-name="Standard"><text:line-break/></text:p>
      </text:section>
      <text:section text:style-name="Sect1" text:name="magicdomid4">
        <text:p text:style-name="Standard"><text:line-break/></text:p>
      </text:section>
      <text:section text:style-name="Sect1" text:name="magicdomid5">
        <text:p text:style-name="P1">WEDNESDAY 22 MAY</text:p>
      </text:section>
      <text:section text:style-name="Sect1" text:name="magicdomid6">
        <text:p text:style-name="Standard"><text:line-break/></text:p>
      </text:section>
      <text:section text:style-name="Sect1" text:name="magicdomid7">
        <text:p text:style-name="Standard">Femke introduces the program of the next days. Then, Femke presents a few documents of interest:</text:p>
      </text:section>
      <text:section text:style-name="Sect1" text:name="magicdomid8">
        <text:p text:style-name="Standard"><text:line-break/></text:p>
      </text:section>
      <text:section text:style-name="Sect1" text:name="magicdomid9">
        <text:p text:style-name="Standard">1) a printed "dump" of the LGM Campaign Questions: all the questions that were entered into the questionnaire form (the interactive tool created by [lafkon]. An interesting document to look at.</text:p>
      </text:section>
      <text:section text:style-name="Sect1" text:name="magicdomid10">
        <text:p text:style-name="Standard"><text:line-break/></text:p>
      </text:section>
      <text:section text:style-name="Sect1" text:name="magicdomid11">
        <text:p text:style-name="Standard">2) Another printout-document: IRC log of discussions of commissions project review. That was in February 2013.</text:p>
      </text:section>
      <text:section text:style-name="Sect1" text:name="magicdomid12">
        <text:p text:style-name="Standard"><text:line-break/></text:p>
      </text:section>
      <text:section text:style-name="Sect1" text:name="magicdomid13">
        <text:p text:style-name="Standard">3) Another document: After the LGM Future Tools meeting in Mardrid. A feedback form was put online, a quick survey. Around 40 people responded. This is a printout of the answers. It shows a community that has very different interests in Libre Graphics - sometimes as a toy, sometimes to do design work, sometimes as free culture activism ... The clear answer: everyone values the fact that it's mixed, but it's difficult to understand *how to do that* - how to achieve a mixed, diverse event (both technical and art, developers and artists meet, talks and performances) ... but talking about practicalities: people find it difficult that so many things happen, the hyperactive energy.. it was difficult to understand for some people.</text:p>
      </text:section>
      <text:section text:style-name="Sect1" text:name="magicdomid14">
        <text:p text:style-name="Standard">One of the questions was: "Did you have productive meetings outside of the scheduled talks" one said: "No, I am still very shy". [Note: there would be room maybe for a sort of *blind dating* algorythmic structure to be invented...]</text:p>
      </text:section>
      <text:section text:style-name="Sect1" text:name="magicdomid15">
        <text:p text:style-name="Standard"><text:line-break/></text:p>
      </text:section>
      <text:section text:style-name="Sect1" text:name="magicdomid16">
        <text:list xml:id="list863164419" text:style-name="L1">
          <text:list-item>
            <text:p text:style-name="P4"><text:a xlink:type="simple" xlink:href="http://lgru.net/documents/porto/commissions.odt">http://lgru.net/documents/porto/commissions.odt</text:a> = <text:a xlink:type="simple" xlink:href="http://lgru.net/archives/category/commissions">http://lgru.net/archives/category/commissions</text:a></text:p>
          </text:list-item>
        </text:list>
      </text:section>
      <text:section text:style-name="Sect1" text:name="magicdomid17">
        <text:list xml:id="list2169748301" text:style-name="L2">
          <text:list-item>
            <text:p text:style-name="P5"><text:a xlink:type="simple" xlink:href="http://lgru.net/documents/porto/log_commissions.odt">http://lgru.net/documents/porto/log_commissions.odt</text:a> = IRC log</text:p>
          </text:list-item>
        </text:list>
      </text:section>
      <text:section text:style-name="Sect1" text:name="magicdomid18">
        <text:list xml:id="list1620713646" text:style-name="L3">
          <text:list-item>
            <text:p text:style-name="P6"><text:a xlink:type="simple" xlink:href="http://lgru.net/documents/porto/qanda_lgru.odt">http://lgru.net/documents/porto/qanda_lgru.odt</text:a> = <text:a xlink:type="simple" xlink:href="http://libregraphicsmeeting.org/2013/r+w/o/free/voice/">http://libregraphicsmeeting.org/2013/r+w/o/free/voice/</text:a></text:p>
          </text:list-item>
        </text:list>
      </text:section>
      <text:section text:style-name="Sect1" text:name="magicdomid19">
        <text:list xml:id="list421677623" text:style-name="L4">
          <text:list-item>
            <text:p text:style-name="P7"><text:a xlink:type="simple" xlink:href="http://lgru.net/documents/porto/projectdescription_final.odt">http://lgru.net/documents/porto/projectdescription_final.odt</text:a> = <text:a xlink:type="simple" xlink:href="http://ospublish.constantvzw.org/lab/wiki/index.php/Projectdescription">http://ospublish.constantvzw.org/lab/wiki/index.php/Projectdescription</text:a></text:p>
          </text:list-item>
        </text:list>
      </text:section>
      <text:section text:style-name="Sect1" text:name="magicdomid20">
        <text:list xml:id="list406173147" text:style-name="L5">
          <text:list-item>
            <text:p text:style-name="P8"><text:a xlink:type="simple" xlink:href="http://lgru.net/documents/porto/LGM2013_feedback.odt">http://lgru.net/documents/porto/LGM2013_feedback.odt</text:a></text:p>
          </text:list-item>
        </text:list>
      </text:section>
      <text:section text:style-name="Sect1" text:name="magicdomid21">
        <text:p text:style-name="Standard"><text:line-break/></text:p>
      </text:section>
      <text:section text:style-name="Sect1" text:name="magicdomid22">
        <text:p text:style-name="Standard">-----------------------------------------------------------------------------------------------------------------</text:p>
      </text:section>
      <text:section text:style-name="Sect1" text:name="magicdomid23">
        <text:p text:style-name="Standard"><text:line-break/></text:p>
      </text:section>
      <text:section text:style-name="Sect1" text:name="magicdomid24">
        <text:p text:style-name="Standard">Piksel: <text:span text:style-name="T1">Piksels and Lines Orchestra</text:span> (Elisabeth)  <text:a xlink:type="simple" xlink:href="http://lgru.net/archives/5359">http://lgru.net/archives/5359</text:a></text:p>
      </text:section>
      <text:section text:style-name="Sect1" text:name="magicdomid25">
        <text:p text:style-name="Standard"><text:soft-page-break/><text:line-break/></text:p>
      </text:section>
      <text:section text:style-name="Sect1" text:name="magicdomid26">
        <text:p text:style-name="Standard">Beginning of Elisabeth's presentation: </text:p>
      </text:section>
      <text:section text:style-name="Sect1" text:name="magicdomid27">
        <text:p text:style-name="Standard">The PLO or Piksels and Lines Orchestra</text:p>
      </text:section>
      <text:section text:style-name="Sect1" text:name="magicdomid28">
        <text:p text:style-name="Standard">It's a performance system for graphic design - using graphic tools as instruments.</text:p>
      </text:section>
      <text:section text:style-name="Sect1" text:name="magicdomid29">
        <text:p text:style-name="Standard">It was important for Piksel (as media lab and festival) that the commission put emphasis on performance and esthetical output.</text:p>
      </text:section>
      <text:section text:style-name="Sect1" text:name="magicdomid30">
        <text:p text:style-name="Standard">Different actions, such as do/undo, cut, draw a path... that you perform while working with graphical software were sonified</text:p>
      </text:section>
      <text:section text:style-name="Sect1" text:name="magicdomid31">
        <text:p text:style-name="Standard">"sonification"</text:p>
      </text:section>
      <text:section text:style-name="Sect1" text:name="magicdomid32">
        <text:p text:style-name="Standard">Supports Gimp, [Inkscape?], Scribus, MyPaint... (and somebody has piped Pd in <text:a xlink:type="simple" xlink:href="http://medialab-prado.es/article/sonificacion_imagenes">http://medialab-prado.es/article/sonificacion_imagenes</text:a></text:p>
      </text:section>
      <text:section text:style-name="Sect1" text:name="magicdomid33">
        <text:p text:style-name="Standard">LGRU meeting in Bergen, June 2012: a collaborative brainstorming session. Produced quick hacks and patches for those different softwares - sonifications of actions, with Scribus, GIMP, Mypaint. Using Pd and OpenOffice sound library for sonification. Possible in a very short time (and very funny). Processing was used to generate a visual output of the work being produced. The "PLO system", imagined in Bergen:</text:p>
      </text:section>
      <text:section text:style-name="Sect1" text:name="magicdomid34">
        <text:p text:style-name="Standard"><text:a xlink:type="simple" xlink:href="http://blogs.lgru.net/ft/theme/piksels-and-lines/turning-tools-into-instruments">http://blogs.lgru.net/ft/theme/piksels-and-lines/turning-tools-into-instruments</text:a></text:p>
      </text:section>
      <text:section text:style-name="Sect1" text:name="magicdomid35">
        <text:p text:style-name="Standard"><text:line-break/></text:p>
      </text:section>
      <text:section text:style-name="Sect1" text:name="magicdomid36">
        <text:p text:style-name="Standard">Media artist Brendan Howell came into the project (he's also involved in book processing projects exquisite-code.com, presented PyCessing at LGM <text:a xlink:type="simple" xlink:href="http://medialab-prado.es/article/pycessing%29">http://medialab-prado.es/article/pycessing</text:a><text:a xlink:type="simple" xlink:href="http://medialab-prado.es/article/pycessing%29">)</text:a>. Jon Nordby (closely connected to GIMP and MyPaint). They were invited to come together for a one-month residency in Bergen, to work on the PLO system.</text:p>
      </text:section>
      <text:section text:style-name="Sect1" text:name="magicdomid37">
        <text:p text:style-name="Standard">- in November the system was not playable yet .. no artistic content was provided</text:p>
      </text:section>
      <text:section text:style-name="Sect1" text:name="magicdomid38">
        <text:p text:style-name="Standard"><text:line-break/></text:p>
      </text:section>
      <text:section text:style-name="Sect1" text:name="magicdomid39">
        <text:p text:style-name="Standard">Describing the "PLO System"</text:p>
      </text:section>
      <text:section text:style-name="Sect1" text:name="magicdomid40">
        <text:p text:style-name="Standard">*Question on using SuperCollider as sound server: were unsure if they should use SC, or Pd.</text:p>
      </text:section>
      <text:section text:style-name="Sect1" text:name="magicdomid41">
        <text:p text:style-name="Standard">*Events &gt; Sound. One-way direction (also to be questioned).</text:p>
      </text:section>
      <text:section text:style-name="Sect1" text:name="magicdomid42">
        <text:p text:style-name="Standard">Visualization: desktop sharing system, "out of the box" software. Can show several screens, switch between desktops involved in the Orchestra.</text:p>
      </text:section>
      <text:section text:style-name="Sect1" text:name="magicdomid43">
        <text:p text:style-name="Standard"><text:line-break/></text:p>
      </text:section>
      <text:section text:style-name="Sect1" text:name="magicdomid44">
        <text:p text:style-name="Standard">Source code is on Github: a very extensive and well documented repository:</text:p>
      </text:section>
      <text:section text:style-name="Sect1" text:name="magicdomid45">
        <text:p text:style-name="Standard"><text:a xlink:type="simple" xlink:href="https://github.com/piksels-and-lines-orchestra/plo">https://github.com/piksels-and-lines-orchestra/plo</text:a></text:p>
      </text:section>
      <text:section text:style-name="Sect1" text:name="magicdomid46">
        <text:p text:style-name="Standard">setup: <text:a xlink:type="simple" xlink:href="https://github.com/piksels-and-lines-orchestra/plo/blob/master/setup.md">https://github.com/piksels-and-lines-orchestra/plo/blob/master/setup.md</text:a></text:p>
      </text:section>
      <text:section text:style-name="Sect1" text:name="magicdomid47">
        <text:p text:style-name="Standard"><text:line-break/></text:p>
      </text:section>
      <text:section text:style-name="Sect1" text:name="magicdomid48">
        <text:p text:style-name="Standard">worklog: <text:a xlink:type="simple" xlink:href="https://github.com/piksels-and-lines-orchestra/plo/blob/master/worklog.md">https://github.com/piksels-and-lines-orchestra/plo/blob/master/worklog.md</text:a></text:p>
      </text:section>
      <text:section text:style-name="Sect1" text:name="magicdomid49">
        <text:p text:style-name="Standard"><text:line-break/></text:p>
      </text:section>
      <text:section text:style-name="Sect1" text:name="magicdomid50">
        <text:p text:style-name="Standard">Brendan: ideas on compositional concepts, how to develop a performance with this Orchestra. How to write scores for the system. Idea of "a noise opera". Greek mythology entered the plot... loosely based on Pygmalion - notions of class, professionalism... and being satyrical/satirical about it. </text:p>
      </text:section>
      <text:section text:style-name="Sect1" text:name="magicdomid51">
        <text:p text:style-name="Standard">"professionalism as performance"</text:p>
      </text:section>
      <text:section text:style-name="Sect1" text:name="magicdomid52">
        <text:p text:style-name="Standard">(note: Neither Brendan nor Jon are musicians)</text:p>
      </text:section>
      <text:section text:style-name="Sect1" text:name="magicdomid53">
        <text:p text:style-name="Standard">Question raised: what type of *notation* can be used (developed), to write a "score" for such a system.</text:p>
      </text:section>
      <text:section text:style-name="Sect1" text:name="magicdomid54">
        <text:p text:style-name="Standard">Madrid: it was a Murphy's law thing going on - network issues, lag, etc. </text:p>
      </text:section>
      <text:section text:style-name="Sect1" text:name="magicdomid55">
        <text:p text:style-name="Standard"><text:soft-page-break/>Idea: a general *Plugin System* shared by all those graphic softwares? A shared API of events? There is no real motiviation for developers to build this.</text:p>
      </text:section>
      <text:section text:style-name="Sect1" text:name="magicdomid56">
        <text:p text:style-name="Standard">PLO is not altering the existing behavior of the underlying software (Scribus, GIMP...).</text:p>
      </text:section>
      <text:section text:style-name="Sect1" text:name="magicdomid57">
        <text:p text:style-name="Standard"><text:line-break/></text:p>
      </text:section>
      <text:section text:style-name="Sect1" text:name="magicdomid58">
        <text:p text:style-name="P2">Q+A:</text:p>
      </text:section>
      <text:section text:style-name="Sect1" text:name="magicdomid59">
        <text:p text:style-name="Standard"><text:line-break/></text:p>
      </text:section>
      <text:section text:style-name="Sect1" text:name="magicdomid60">
        <text:p text:style-name="Standard">performativity of professionalism, all the ingredients were on the stage already</text:p>
      </text:section>
      <text:section text:style-name="Sect1" text:name="magicdomid61">
        <text:p text:style-name="Standard">Peter: notes that "the protocol of the professional software engineer who will make everything work in the end" was very revealing. Was interested in the social relationship of the people involved, the physicality of the performers.</text:p>
      </text:section>
      <text:section text:style-name="Sect1" text:name="magicdomid62">
        <text:p text:style-name="Standard"><text:line-break/></text:p>
      </text:section>
      <text:section text:style-name="Sect1" text:name="magicdomid63">
        <text:p text:style-name="Standard">Femke: The choice of the topic of this opera made hard to think about what would a different practice be</text:p>
      </text:section>
      <text:section text:style-name="Sect1" text:name="magicdomid64">
        <text:p text:style-name="Standard"><text:line-break/></text:p>
      </text:section>
      <text:section text:style-name="Sect1" text:name="magicdomid65">
        <text:p text:style-name="Standard">The setup -- a design agency -- was a strange context for these sonofied graphical tools. A design agency would go for Adobe.</text:p>
      </text:section>
      <text:section text:style-name="Sect1" text:name="magicdomid66">
        <text:p text:style-name="Standard">minimal staging / .. was problematic -&gt; what was problematic about it?</text:p>
      </text:section>
      <text:section text:style-name="Sect1" text:name="magicdomid67">
        <text:p text:style-name="Standard"><text:line-break/></text:p>
      </text:section>
      <text:section text:style-name="Sect1" text:name="magicdomid68">
        <text:p text:style-name="Standard">Neither Jon nor Brendan were very familiar with  sonification / sound .. missing outin the fine tuning of the soundpiece</text:p>
      </text:section>
      <text:section text:style-name="Sect1" text:name="magicdomid69">
        <text:p text:style-name="Standard"><text:line-break/></text:p>
      </text:section>
      <text:section text:style-name="Sect1" text:name="magicdomid70">
        <text:p text:style-name="Standard">Because there is a big Super collider community in Bergen there is potential to continue the work in the future.</text:p>
      </text:section>
      <text:section text:style-name="Sect1" text:name="magicdomid71">
        <text:p text:style-name="Standard"><text:line-break/></text:p>
      </text:section>
      <text:section text:style-name="Sect1" text:name="magicdomid72">
        <text:p text:style-name="Standard"><text:line-break/></text:p>
      </text:section>
      <text:section text:style-name="Sect1" text:name="magicdomid73">
        <text:p text:style-name="Standard">description of the commission:</text:p>
      </text:section>
      <text:section text:style-name="Sect1" text:name="magicdomid74">
        <text:p text:style-name="Standard"><text:a xlink:type="simple" xlink:href="http://lgru.net/archives/5359">http://lgru.net/archives/5359</text:a></text:p>
      </text:section>
      <text:section text:style-name="Sect1" text:name="magicdomid75">
        <text:p text:style-name="Standard"><text:line-break/></text:p>
      </text:section>
      <text:section text:style-name="Sect1" text:name="magicdomid76">
        <text:p text:style-name="Standard">Aymeric describes the difference between PD and SuperCollider in allowing people to work together.</text:p>
      </text:section>
      <text:section text:style-name="Sect1" text:name="magicdomid77">
        <text:p text:style-name="Standard"><text:line-break/></text:p>
      </text:section>
      <text:section text:style-name="Sect1" text:name="magicdomid78">
        <text:p text:style-name="Standard">Elisabeth: there have been attempts at inviting ppl from SC community (in Bergen), but they were busy, unable to come to LGM.</text:p>
      </text:section>
      <text:section text:style-name="Sect1" text:name="magicdomid79">
        <text:p text:style-name="Standard">Jon: Brendan also tried to contact an experienced SuperCollider musician in Berlin. Same, busy...</text:p>
      </text:section>
      <text:section text:style-name="Sect1" text:name="magicdomid80">
        <text:p text:style-name="Standard"><text:line-break/></text:p>
      </text:section>
      <text:section text:style-name="Sect1" text:name="magicdomid81">
        <text:p text:style-name="Standard">Femke asks Aymeric about the SC community - "how is that community like".</text:p>
      </text:section>
      <text:section text:style-name="Sect1" text:name="magicdomid82">
        <text:p text:style-name="Standard"><text:line-break/></text:p>
      </text:section>
      <text:section text:style-name="Sect1" text:name="magicdomid83">
        <text:p text:style-name="Standard">Aymeric: A super organized community compared to Pd. Much more academic. Therefore it can take <text:soft-page-break/>more time to get in contact on a project. But it's a very nice, no-nonsense, straightforward community.</text:p>
      </text:section>
      <text:section text:style-name="Sect1" text:name="magicdomid84">
        <text:p text:style-name="Standard"><text:line-break/></text:p>
      </text:section>
      <text:section text:style-name="Sect1" text:name="magicdomid85">
        <text:p text:style-name="Standard">Aymeric: five years ago, SC would have been the clear choice (technically). Today, in PD you can use Libpd ... but if you want to use git or other versioning, the way patches are described is incompatible with diff [so changes in the code cannot be properly tracked]. The visual UI of Pd causes this limitation. It's a blocking element if working with other people: many people move to SC because of that. </text:p>
      </text:section>
      <text:section text:style-name="Sect1" text:name="magicdomid86">
        <text:p text:style-name="Standard">Jon: does libpd have a way to load patches from a diff-able file format, or would one have to make it oneself?</text:p>
      </text:section>
      <text:section text:style-name="Sect1" text:name="magicdomid87">
        <text:p text:style-name="Standard">Aymeric: no libpd is a more convenient to embed Pd as "audio engine" in other software projects. The patch format is unchanged which allows people to use standard Pd to create their patch and have it then loaded by another software.</text:p>
      </text:section>
      <text:section text:style-name="Sect1" text:name="magicdomid88">
        <text:p text:style-name="Standard"><text:line-break/></text:p>
      </text:section>
      <text:section text:style-name="Sect1" text:name="magicdomid89">
        <text:p text:style-name="Standard">Marcos: seeing a future in Madrid - there is a SuperCollider group there that might be interested. Thinking about a connection to AV-lab; a workshop in Madrid with a performance at the end. FS: How to keep the connection to re-thinking design practice, is that necessary, interesting? (not sure the Opera approch is really helpful for this as it relies on conventional images of doing design, and even using Libre software is "strange")</text:p>
      </text:section>
      <text:section text:style-name="Sect1" text:name="magicdomid90">
        <text:p text:style-name="Standard">Jon: Trying to highlight and demonstrate problems in existing practics by pointing at them may be less effective then (trying) to develop entirely new approaches and showcases them, demonstrating their usefulness</text:p>
      </text:section>
      <text:section text:style-name="Sect1" text:name="magicdomid91">
        <text:p text:style-name="Standard">FS: I really want to use the system for doing design because I think it is a new approach to it, already.</text:p>
      </text:section>
      <text:section text:style-name="Sect1" text:name="magicdomid92">
        <text:p text:style-name="Standard">Xavi Manzanares <text:a xlink:type="simple" xlink:href="http://medialab-prado.es/article/sonificacion_imagenes">http://medialab-prado.es/article/sonificacion_imagenes</text:a></text:p>
      </text:section>
      <text:section text:style-name="Sect1" text:name="magicdomid93">
        <text:p text:style-name="Standard"><text:line-break/></text:p>
      </text:section>
      <text:section text:style-name="Sect1" text:name="magicdomid94">
        <text:p text:style-name="Standard">Jon: in early May I attended some SuperCollider meetups in a newly started usergroup in Olso (including a beginner course! actually very useful). Some interest for the idea there, though most people already had their projects.</text:p>
      </text:section>
      <text:section text:style-name="Sect1" text:name="magicdomid95">
        <text:p text:style-name="Standard">Personally I am mostly interested in the instruments/sound-mapping part going forward, less so the orchestra and score composing bit. Hope to use SuperCollider for prototyping some ideas</text:p>
      </text:section>
      <text:section text:style-name="Sect1" text:name="magicdomid96">
        <text:p text:style-name="Standard"><text:line-break/></text:p>
      </text:section>
      <text:section text:style-name="Sect1" text:name="magicdomid97">
        <text:p text:style-name="Standard">Elisa: Would find interesting to *sonifiy* a design project file. A graphic designer would download the software, add his file and hear how it sounds.</text:p>
      </text:section>
      <text:section text:style-name="Sect1" text:name="magicdomid98">
        <text:p text:style-name="Standard">FS: The focus is not so much about the final result but the creation process</text:p>
      </text:section>
      <text:section text:style-name="Sect1" text:name="magicdomid99">
        <text:p text:style-name="Standard">Elisabeth: currently, certain actions are mapped, and transformed into sound.</text:p>
      </text:section>
      <text:section text:style-name="Sect1" text:name="magicdomid100">
        <text:p text:style-name="Standard">For Mypaint, Jon has access to all events - but not necessarily in Inkscape or Scribus.</text:p>
      </text:section>
      <text:section text:style-name="Sect1" text:name="magicdomid101">
        <text:p text:style-name="Standard">Femke: The initial prototype was built very fast, in one afternoon. Now, to make it work with all those tools, it became something quite complicated.</text:p>
      </text:section>
      <text:section text:style-name="Sect1" text:name="magicdomid102">
        <text:p text:style-name="Standard">It would be possible to do a workshop about it with different people. You really made a prototype.</text:p>
      </text:section>
      <text:section text:style-name="Sect1" text:name="magicdomid103">
        <text:p text:style-name="Standard"><text:line-break/></text:p>
      </text:section>
      <text:section text:style-name="Sect1" text:name="magicdomid104">
        <text:p text:style-name="Standard"><text:line-break/></text:p>
      </text:section>
      <text:section text:style-name="Sect1" text:name="magicdomid105">
        <text:p text:style-name="P2">Final PLO Commission Report:</text:p>
      </text:section>
      <text:section text:style-name="Sect1" text:name="magicdomid106">
        <text:p text:style-name="Standard"><text:a xlink:type="simple" xlink:href="http://piratepad.net/PQNOiRWgSr">http://piratepad.net/PQNOiRWgSr</text:a> (Jon is writing on it as we speak...)</text:p>
      </text:section>
      <text:section text:style-name="Sect1" text:name="magicdomid107">
        <text:p text:style-name="Standard"><text:line-break/><text:soft-page-break/></text:p>
      </text:section>
      <text:section text:style-name="Sect1" text:name="magicdomid108">
        <text:p text:style-name="Standard">-------------------------------------------------------------------------------------------------------</text:p>
      </text:section>
      <text:section text:style-name="Sect1" text:name="magicdomid109">
        <text:p text:style-name="Standard"><text:line-break/></text:p>
      </text:section>
      <text:section text:style-name="Sect1" text:name="magicdomid110">
        <text:p text:style-name="Standard">Constant: <text:span text:style-name="T1">LGRU-Reader</text:span> (Alex, Stephanie) <text:a xlink:type="simple" xlink:href="http://lgru.net/archives/5349">http://lgru.net/archives/5349</text:a></text:p>
      </text:section>
      <text:section text:style-name="Sect1" text:name="magicdomid111">
        <text:p text:style-name="Standard"><text:line-break/></text:p>
      </text:section>
      <text:section text:style-name="Sect1" text:name="magicdomid112">
        <text:p text:style-name="Standard">What does "considering" mean?</text:p>
      </text:section>
      <text:section text:style-name="Sect1" text:name="magicdomid113">
        <text:p text:style-name="Standard">Addressing BA/MA students in graphic design</text:p>
      </text:section>
      <text:section text:style-name="Sect1" text:name="magicdomid114">
        <text:p text:style-name="Standard"><text:line-break/></text:p>
      </text:section>
      <text:section text:style-name="Sect1" text:name="magicdomid115">
        <text:p text:style-name="Standard">Relation between tool, practice, free culture</text:p>
      </text:section>
      <text:section text:style-name="Sect1" text:name="magicdomid116">
        <text:p text:style-name="Standard"><text:line-break/></text:p>
      </text:section>
      <text:section text:style-name="Sect1" text:name="magicdomid117">
        <text:p text:style-name="Standard">For two years, it was called "LGRU Reader" - now we have a title : "Practice shapes tools, tools shape practice".</text:p>
      </text:section>
      <text:section text:style-name="Sect1" text:name="magicdomid118">
        <text:p text:style-name="Standard"><text:line-break/></text:p>
      </text:section>
      <text:section text:style-name="Sect1" text:name="magicdomid119">
        <text:p text:style-name="Standard">Five people helped as co-editors. A mailing list was set up to discuss the texts (list of contributors to mailing-list)</text:p>
      </text:section>
      <text:section text:style-name="Sect1" text:name="magicdomid120">
        <text:p text:style-name="Standard"><text:line-break/></text:p>
      </text:section>
      <text:section text:style-name="Sect1" text:name="magicdomid121">
        <text:p text:style-name="Standard">Original concept: Four chapters/topics (along LGRU research topics). Finally this shifted a bit, the book is organized in five chapters.</text:p>
      </text:section>
      <text:section text:style-name="Sect1" text:name="magicdomid122">
        <text:p text:style-name="Standard"><text:line-break/></text:p>
      </text:section>
      <text:section text:style-name="Sect1" text:name="magicdomid123">
        <text:p text:style-name="Standard">Introduction: work still ongoing. Discussion with Isabelle Stengers ("Notes on an ecology of practices")</text:p>
      </text:section>
      <text:section text:style-name="Sect1" text:name="magicdomid124">
        <text:p text:style-name="Standard"><text:line-break/></text:p>
      </text:section>
      <text:section text:style-name="Sect1" text:name="magicdomid125">
        <text:p text:style-name="P2">1) Discrete Gestures</text:p>
      </text:section>
      <text:section text:style-name="Sect1" text:name="magicdomid126">
        <text:p text:style-name="Standard">How our body is informed by our digital tools</text:p>
      </text:section>
      <text:section text:style-name="Sect1" text:name="magicdomid127">
        <text:p text:style-name="Standard"><text:line-break/></text:p>
      </text:section>
      <text:section text:style-name="Sect1" text:name="magicdomid128">
        <text:p text:style-name="P2">2) Reading Interfaces</text:p>
      </text:section>
      <text:section text:style-name="Sect1" text:name="magicdomid129">
        <text:p text:style-name="Standard">Computer literacy, how the interfaces manipulate...</text:p>
      </text:section>
      <text:section text:style-name="Sect1" text:name="magicdomid130">
        <text:p text:style-name="Standard"><text:line-break/></text:p>
      </text:section>
      <text:section text:style-name="Sect1" text:name="magicdomid131">
        <text:p text:style-name="P2">3) The making of the standards</text:p>
      </text:section>
      <text:section text:style-name="Sect1" text:name="magicdomid132">
        <text:p text:style-name="Standard">How standards are made, how they are discussed, how they can be based on practice</text:p>
      </text:section>
      <text:section text:style-name="Sect1" text:name="magicdomid133">
        <text:p text:style-name="Standard"><text:line-break/></text:p>
      </text:section>
      <text:section text:style-name="Sect1" text:name="magicdomid134">
        <text:p text:style-name="P2">4) Myriadic composition tools</text:p>
      </text:section>
      <text:section text:style-name="Sect1" text:name="magicdomid135">
        <text:p text:style-name="Standard">Diff. approaches to composition. Most common practice for text: DTP software, simulates a canvas. Simulation of letterpress/photocomposition way of working. Those essais explore other concepts of text flow.</text:p>
      </text:section>
      <text:section text:style-name="Sect1" text:name="magicdomid136">
        <text:p text:style-name="Standard"><text:line-break/></text:p>
      </text:section>
      <text:section text:style-name="Sect1" text:name="magicdomid137">
        <text:p text:style-name="P2">5) Shaping Processes </text:p>
      </text:section>
      <text:section text:style-name="Sect1" text:name="magicdomid138">
        <text:p text:style-name="Standard"><text:soft-page-break/>It's about how there is a mix between planning and improvisation. Idea of a "recursive public" - how a piece of art, or software, can make visible itself, and helps people to consider the tool.</text:p>
      </text:section>
      <text:section text:style-name="Sect1" text:name="magicdomid139">
        <text:p text:style-name="Standard"><text:line-break/></text:p>
      </text:section>
      <text:section text:style-name="Sect1" text:name="magicdomid140">
        <text:p text:style-name="Standard">About the mechanics (Human resources) behind this project: </text:p>
      </text:section>
      <text:section text:style-name="Sect1" text:name="magicdomid141">
        <text:p text:style-name="Standard">Publisher (B42), editor (Constant); three colloectives, three women (only).</text:p>
      </text:section>
      <text:section text:style-name="Sect1" text:name="magicdomid142">
        <text:p text:style-name="Standard"><text:line-break/></text:p>
      </text:section>
      <text:section text:style-name="Sect1" text:name="magicdomid143">
        <text:p text:style-name="Standard">Infrastructure: wiki, mailing-list ......</text:p>
      </text:section>
      <text:section text:style-name="Sect1" text:name="magicdomid144">
        <text:p text:style-name="Standard">Languages: English, French, Spanish</text:p>
      </text:section>
      <text:section text:style-name="Sect1" text:name="magicdomid145">
        <text:p text:style-name="Standard"><text:line-break/></text:p>
      </text:section>
      <text:section text:style-name="Sect1" text:name="magicdomid146">
        <text:p text:style-name="Standard">License: The idea: publish under a free license</text:p>
      </text:section>
      <text:section text:style-name="Sect1" text:name="magicdomid147">
        <text:p text:style-name="Standard">But: not so easy to negociate the rights, for already published texts. Some right holders couldn't be reached.</text:p>
      </text:section>
      <text:section text:style-name="Sect1" text:name="magicdomid148">
        <text:p text:style-name="Standard">The three *new* texts are under a free license. Sometimes even not an answer to the request.</text:p>
      </text:section>
      <text:section text:style-name="Sect1" text:name="magicdomid149">
        <text:p text:style-name="Standard"><text:line-break/></text:p>
      </text:section>
      <text:section text:style-name="Sect1" text:name="magicdomid150">
        <text:p text:style-name="Standard">The online reader:</text:p>
      </text:section>
      <text:section text:style-name="Sect1" text:name="magicdomid151">
        <text:p text:style-name="Standard"><text:a xlink:type="simple" xlink:href="http://reader.lgru.net/">http://reader.lgru.net/</text:a></text:p>
      </text:section>
      <text:section text:style-name="Sect1" text:name="magicdomid152">
        <text:p text:style-name="Standard">For non-free texts, an account is needed to access them. To connect: <text:a xlink:type="simple" xlink:href="http://reader.lgru.net/admin/">http://reader.lgru.net/admin/</text:a></text:p>
      </text:section>
      <text:section text:style-name="Sect1" text:name="magicdomid153">
        <text:p text:style-name="Standard"><text:line-break/></text:p>
      </text:section>
      <text:section text:style-name="Sect1" text:name="magicdomid154">
        <text:p text:style-name="Standard">Choice of texts:</text:p>
      </text:section>
      <text:section text:style-name="Sect1" text:name="magicdomid155">
        <text:p text:style-name="Standard">Short essais, in most cases. We tried to have different tones, text of different natures (some very academic, some not - also things like mailing-list discussions, more informal texts).</text:p>
      </text:section>
      <text:section text:style-name="Sect1" text:name="magicdomid156">
        <text:p text:style-name="Standard">The point of the reader: we couldn't find any comprehensive corpus of texts around this topic. There is litterature on digital art and free software, but on the relation with graphic design, it's hard to find things. </text:p>
      </text:section>
      <text:section text:style-name="Sect1" text:name="magicdomid157">
        <text:p text:style-name="Standard">We wanted to connect practice ... for instance , a text by a teacher of geometry on drawing palettes - <text:a xlink:type="simple" xlink:href="http://reader.lgru.net/texts/essay-on-drawing-palettes/">http://reader.lgru.net/texts/essay-on-drawing-palettes/</text:a></text:p>
      </text:section>
      <text:section text:style-name="Sect1" text:name="magicdomid158">
        <text:p text:style-name="Standard"><text:line-break/></text:p>
      </text:section>
      <text:section text:style-name="Sect1" text:name="magicdomid159">
        <text:p text:style-name="Standard">Other example: </text:p>
      </text:section>
      <text:section text:style-name="Sect1" text:name="magicdomid160">
        <text:p text:style-name="Standard"><text:a xlink:type="simple" xlink:href="http://reader.lgru.net/texts/drawing-curved/">http://reader.lgru.net/texts/drawing-curved/</text:a></text:p>
      </text:section>
      <text:section text:style-name="Sect1" text:name="magicdomid161">
        <text:p text:style-name="Standard">A story of Bezier curves - we investigated Bezier's life, and how the curves were integrated into vector graphics software. Example: the signature on French bank notes : the first thing they vectorized, to represent a gesture. </text:p>
      </text:section>
      <text:section text:style-name="Sect1" text:name="magicdomid162">
        <text:p text:style-name="Standard"><text:line-break/></text:p>
      </text:section>
      <text:section text:style-name="Sect1" text:name="magicdomid163">
        <text:p text:style-name="P2">Q&amp;A</text:p>
      </text:section>
      <text:section text:style-name="Sect1" text:name="magicdomid164">
        <text:p text:style-name="Standard"><text:line-break/></text:p>
      </text:section>
      <text:section text:style-name="Sect1" text:name="magicdomid165">
        <text:p text:style-name="Standard">Femke: It's exciting to see all things coming together. It feels incredibly rich and precise.</text:p>
      </text:section>
      <text:section text:style-name="Sect1" text:name="magicdomid166">
        <text:p text:style-name="Standard"><text:line-break/></text:p>
      </text:section>
      <text:section text:style-name="Sect1" text:name="magicdomid167">
        <text:p text:style-name="Standard">How could you address developers (beyond graphic design students)?</text:p>
      </text:section>
      <text:section text:style-name="Sect1" text:name="magicdomid168">
        <text:p text:style-name="Standard"><text:line-break/></text:p>
      </text:section>
      <text:section text:style-name="Sect1" text:name="magicdomid169">
        <text:p text:style-name="Standard"><text:soft-page-break/>We're not sure it connects really to the community around LGM.</text:p>
      </text:section>
      <text:section text:style-name="Sect1" text:name="magicdomid170">
        <text:p text:style-name="Standard">Some texts are very technical.</text:p>
      </text:section>
      <text:section text:style-name="Sect1" text:name="magicdomid171">
        <text:p text:style-name="Standard"><text:line-break/></text:p>
      </text:section>
      <text:section text:style-name="Sect1" text:name="magicdomid172">
        <text:p text:style-name="Standard">Nicolas: the writers / authors are in a good proportion designers *and* developers. That's a very important mix of voices, in the selection. Developers, typographers, thinkers, designers. It *adresses* developers and designers, but it's also *their voices* - very different voices, like Knuth (very structured) vs the W3C mailing-list - also written by developers but in a very quick spontaneous way.</text:p>
      </text:section>
      <text:section text:style-name="Sect1" text:name="magicdomid173">
        <text:p text:style-name="Standard"><text:line-break/></text:p>
      </text:section>
      <text:section text:style-name="Sect1" text:name="magicdomid174">
        <text:p text:style-name="Standard">Question regarding the visual context of Vilem Flussers text - should we keep the physical aspect of the typewriter? The original layout, and the typos?</text:p>
      </text:section>
      <text:section text:style-name="Sect1" text:name="magicdomid175">
        <text:p text:style-name="Standard">Same goes for mailing-list dicussions, a very specific layout.</text:p>
      </text:section>
      <text:section text:style-name="Sect1" text:name="magicdomid176">
        <text:p text:style-name="Standard">In the Reader, first most texts were rendered in their original form. This was too much visual noise. So we're tending towards unifying them.</text:p>
      </text:section>
      <text:section text:style-name="Sect1" text:name="magicdomid177">
        <text:p text:style-name="Standard"><text:line-break/></text:p>
      </text:section>
      <text:section text:style-name="Sect1" text:name="magicdomid178">
        <text:p text:style-name="Standard">!spread this link after this weekend!</text:p>
      </text:section>
      <text:section text:style-name="Sect1" text:name="magicdomid179">
        <text:p text:style-name="Standard"><text:line-break/></text:p>
      </text:section>
      <text:section text:style-name="Sect1" text:name="magicdomid180">
        <text:p text:style-name="Standard">First book by b42 under a free license will be this reader :-D</text:p>
      </text:section>
      <text:section text:style-name="Sect1" text:name="magicdomid181">
        <text:p text:style-name="Standard"><text:a xlink:type="simple" xlink:href="http://www.editions-b42.com/books/back-cover-n4-15/">http://www.editions-b42.com/books/back-cover-n4-15/</text:a></text:p>
      </text:section>
      <text:section text:style-name="Sect1" text:name="magicdomid182">
        <text:p text:style-name="Standard"><text:line-break/></text:p>
      </text:section>
      <text:section text:style-name="Sect1" text:name="magicdomid183">
        <text:p text:style-name="Standard">Should there be another print edition, not just wait for b42?</text:p>
      </text:section>
      <text:section text:style-name="Sect1" text:name="magicdomid184">
        <text:p text:style-name="Standard">AL: Wanting to reach another audience, but would be good to have other editions too.</text:p>
      </text:section>
      <text:section text:style-name="Sect1" text:name="magicdomid185">
        <text:p text:style-name="Standard">It is important to work with a publisher that does not have the habit of publishing in ths n ths way&gt;</text:p>
      </text:section>
      <text:section text:style-name="Sect1" text:name="magicdomid186">
        <text:p text:style-name="Standard"><text:line-break/></text:p>
      </text:section>
      <text:section text:style-name="Sect1" text:name="magicdomid187">
        <text:p text:style-name="Standard">Some things to do still:</text:p>
      </text:section>
      <text:section text:style-name="Sect1" text:name="magicdomid188">
        <text:p text:style-name="Standard"><text:line-break/></text:p>
      </text:section>
      <text:section text:style-name="Sect1" text:name="magicdomid189">
        <text:p text:style-name="P2">- interface EN/ES/FR (English should not be main language)</text:p>
      </text:section>
      <text:section text:style-name="Sect1" text:name="magicdomid190">
        <text:p text:style-name="Standard">- <text:span text:style-name="T1">download all</text:span> → css for print; offer texts as pdf </text:p>
      </text:section>
      <text:section text:style-name="Sect1" text:name="magicdomid191">
        <text:p text:style-name="P3">- contact us! (subscribe to the mailinglist)</text:p>
      </text:section>
      <text:section text:style-name="Sect1" text:name="magicdomid192">
        <text:p text:style-name="Standard">- put the mailing-list archive</text:p>
      </text:section>
      <text:section text:style-name="Sect1" text:name="magicdomid193">
        <text:p text:style-name="Standard"><text:line-break/></text:p>
      </text:section>
      <text:section text:style-name="Sect1" text:name="magicdomid194">
        <text:p text:style-name="Standard"><text:line-break/></text:p>
      </text:section>
      <text:section text:style-name="Sect1" text:name="magicdomid195">
        <text:p text:style-name="Standard">- first page less text?</text:p>
      </text:section>
      <text:section text:style-name="Sect1" text:name="magicdomid196">
        <text:p text:style-name="Standard">- clean up texts</text:p>
      </text:section>
      <text:section text:style-name="Sect1" text:name="magicdomid197">
        <text:p text:style-name="Standard">- call for contribution? active/passive attitude towards this.</text:p>
      </text:section>
      <text:section text:style-name="Sect1" text:name="magicdomid198">
        <text:p text:style-name="Standard">- bibliography</text:p>
      </text:section>
      <text:section text:style-name="Sect1" text:name="magicdomid199">
        <text:p text:style-name="Standard">- biography of authors</text:p>
      </text:section>
      <text:section text:style-name="Sect1" text:name="magicdomid200">
        <text:p text:style-name="Standard">- search</text:p>
      </text:section>
      <text:section text:style-name="Sect1" text:name="magicdomid201">
        <text:p text:style-name="Standard">- tags</text:p>
      </text:section>
      <text:section text:style-name="Sect1" text:name="magicdomid202">
        <text:p text:style-name="Standard">- list of authors</text:p>
      </text:section>
      <text:section text:style-name="Sect1" text:name="magicdomid203">
        <text:p text:style-name="Standard">- navigation: how to move between chapters and individual texts</text:p>
      </text:section>
      <text:section text:style-name="Sect1" text:name="magicdomid204">
        <text:p text:style-name="Standard"><text:soft-page-break/>- further readings by chapter</text:p>
      </text:section>
      <text:section text:style-name="Sect1" text:name="magicdomid205">
        <text:p text:style-name="Standard">- access documents which are not in a chapter</text:p>
      </text:section>
      <text:section text:style-name="Sect1" text:name="magicdomid206">
        <text:p text:style-name="Standard">- offer a way to augment the chapters with new documents</text:p>
      </text:section>
      <text:section text:style-name="Sect1" text:name="magicdomid207">
        <text:p text:style-name="Standard">- login/logout/logerror page</text:p>
      </text:section>
      <text:section text:style-name="Sect1" text:name="magicdomid208">
        <text:p text:style-name="Standard">- user account to add texts</text:p>
      </text:section>
      <text:section text:style-name="Sect1" text:name="magicdomid209">
        <text:p text:style-name="Standard">- commenting</text:p>
      </text:section>
      <text:section text:style-name="Sect1" text:name="magicdomid210">
        <text:p text:style-name="Standard"><text:line-break/></text:p>
      </text:section>
      <text:section text:style-name="Sect1" text:name="magicdomid211">
        <text:p text:style-name="Standard">- facilitate translation (in others languages than es/en/fr too). Maybe simply invite people to contribute translations rather than new text?</text:p>
      </text:section>
      <text:section text:style-name="Sect1" text:name="magicdomid212">
        <text:p text:style-name="Standard"><text:line-break/></text:p>
      </text:section>
      <text:section text:style-name="Sect1" text:name="magicdomid213">
        <text:p text:style-name="Standard">Announce </text:p>
      </text:section>
      <text:section text:style-name="Sect1" text:name="magicdomid214">
        <text:p text:style-name="Standard">Can we announce the link already: Yes ... (maybe let's wait until saturday this week)</text:p>
      </text:section>
      <text:section text:style-name="Sect1" text:name="magicdomid215">
        <text:p text:style-name="Standard">Release date of the printed book: Between September - December 2013 (hopefully)</text:p>
      </text:section>
      <text:section text:style-name="Sect1" text:name="magicdomid216">
        <text:p text:style-name="Standard"><text:line-break/></text:p>
      </text:section>
      <text:section text:style-name="Sect1" text:name="magicdomid217">
        <text:p text:style-name="Standard">About B42? Do they normally release under open licence?</text:p>
      </text:section>
      <text:section text:style-name="Sect1" text:name="magicdomid218">
        <text:p text:style-name="Standard">Normally not. But some "how will I make money if the PDF is online?" questions persist. We know them well, things [their approach to open licensing] are changing little by little.</text:p>
      </text:section>
      <text:section text:style-name="Sect1" text:name="magicdomid219">
        <text:p text:style-name="Standard"><text:line-break/></text:p>
      </text:section>
      <text:section text:style-name="Sect1" text:name="magicdomid220">
        <text:p text:style-name="Standard">Elisa:</text:p>
      </text:section>
      <text:section text:style-name="Sect1" text:name="magicdomid221">
        <text:p text:style-name="Standard">It would be great to spread the book to *all* french art / design schools. But being done through a small specialized editor, it may become expensive, too expensive too be broadly distributed.</text:p>
      </text:section>
      <text:section text:style-name="Sect1" text:name="magicdomid222">
        <text:p text:style-name="Standard">Alex: </text:p>
      </text:section>
      <text:section text:style-name="Sect1" text:name="magicdomid223">
        <text:p text:style-name="Standard">We think that with this publisher we will reach a wider audience. </text:p>
      </text:section>
      <text:section text:style-name="Sect1" text:name="magicdomid224">
        <text:p text:style-name="Standard"><text:line-break/></text:p>
      </text:section>
      <text:section text:style-name="Sect1" text:name="magicdomid225">
        <text:p text:style-name="Standard">Femke: what if Greyscale Press or FLOSS Manuals make an alternate print-on-demand edition? Or booki.</text:p>
      </text:section>
      <text:section text:style-name="Sect1" text:name="magicdomid226">
        <text:p text:style-name="Standard">Stephanie: it would be fine for us.</text:p>
      </text:section>
      <text:section text:style-name="Sect1" text:name="magicdomid227">
        <text:p text:style-name="Standard">Femke makes plans for making a physical edition. "it needs to happen". It's important that the book exists in other forms, in other places.</text:p>
      </text:section>
      <text:section text:style-name="Sect1" text:name="magicdomid228">
        <text:p text:style-name="Standard">Elisa: hopes this won't harm the relation with B42.</text:p>
      </text:section>
      <text:section text:style-name="Sect1" text:name="magicdomid229">
        <text:p text:style-name="Standard">Alex and Stephanie: ready to deal with it.</text:p>
      </text:section>
      <text:section text:style-name="Sect1" text:name="magicdomid230">
        <text:p text:style-name="Standard"><text:line-break/></text:p>
      </text:section>
      <text:section text:style-name="Sect1" text:name="magicdomid231">
        <text:p text:style-name="Standard">Peter: </text:p>
      </text:section>
      <text:section text:style-name="Sect1" text:name="magicdomid232">
        <text:p text:style-name="Standard">Licensing question: is the *compilation* work done by the editors explicetely licensed?</text:p>
      </text:section>
      <text:section text:style-name="Sect1" text:name="magicdomid233">
        <text:p text:style-name="Standard">Alex: No Licenses yet, need to solve this.</text:p>
      </text:section>
      <text:section text:style-name="Sect1" text:name="magicdomid234">
        <text:p text:style-name="Standard"><text:line-break/></text:p>
      </text:section>
      <text:section text:style-name="Sect1" text:name="magicdomid235">
        <text:p text:style-name="Standard"><text:line-break/></text:p>
      </text:section>
      <text:section text:style-name="Sect1" text:name="magicdomid236">
        <text:p text:style-name="Standard">-------------------------------------------------------------------------------------------------------</text:p>
      </text:section>
      <text:section text:style-name="Sect1" text:name="magicdomid237">
        <text:p text:style-name="Standard"><text:line-break/></text:p>
      </text:section>
      <text:section text:style-name="Sect1" text:name="magicdomid238">
        <text:p text:style-name="Standard">MLP: <text:span text:style-name="T1">LG-Workstation</text:span> (Laura, Myriam) <text:a xlink:type="simple" xlink:href="http://lgru.net/archives/5328">http://lgru.net/archives/5328</text:a></text:p>
      </text:section>
      <text:section text:style-name="Sect1" text:name="magicdomid239">
        <text:p text:style-name="Standard"><text:soft-page-break/><text:line-break/></text:p>
      </text:section>
      <text:section text:style-name="Sect1" text:name="magicdomid240">
        <text:p text:style-name="Standard">The idea of the workstation was: having an open studio, for designers, professionals, students, amateurs, the general public. Linked to Medialab mission as a public institution</text:p>
      </text:section>
      <text:section text:style-name="Sect1" text:name="magicdomid241">
        <text:p text:style-name="Standard">Three goals: </text:p>
      </text:section>
      <text:section text:style-name="Sect1" text:name="magicdomid242">
        <text:p text:style-name="Standard">1) disseminating libre graphics, </text:p>
      </text:section>
      <text:section text:style-name="Sect1" text:name="magicdomid243">
        <text:p text:style-name="Standard">2) giving an infrastructure to produce, </text:p>
      </text:section>
      <text:section text:style-name="Sect1" text:name="magicdomid244">
        <text:p text:style-name="Standard">3) a place to meet people </text:p>
      </text:section>
      <text:section text:style-name="Sect1" text:name="magicdomid245">
        <text:p text:style-name="Standard"><text:line-break/></text:p>
      </text:section>
      <text:section text:style-name="Sect1" text:name="magicdomid246">
        <text:p text:style-name="Standard">Waiting for new space, renoval of the building to be finished. Related to ((A&amp;F)) school, where ... was teaching. Also Myriam was there as student, finishing her ...</text:p>
      </text:section>
      <text:section text:style-name="Sect1" text:name="magicdomid247">
        <text:p text:style-name="Standard">Circumstances of moving = idea of nomadic workstation.</text:p>
      </text:section>
      <text:section text:style-name="Sect1" text:name="magicdomid248">
        <text:p text:style-name="Standard"><text:line-break/></text:p>
      </text:section>
      <text:section text:style-name="Sect1" text:name="magicdomid249">
        <text:p text:style-name="Standard">Continuously incorporating things: groups of people, ideas, projects. A growing network, even with no physical stable space.</text:p>
      </text:section>
      <text:section text:style-name="Sect1" text:name="magicdomid250">
        <text:p text:style-name="Standard"><text:line-break/></text:p>
      </text:section>
      <text:section text:style-name="Sect1" text:name="magicdomid251">
        <text:p text:style-name="Standard">But: wanted to emphasize the importance of physical space. An open, public space, where unexpected things can happen. This can lead to chaos = need for a mediator.</text:p>
      </text:section>
      <text:section text:style-name="Sect1" text:name="magicdomid252">
        <text:p text:style-name="Standard"><text:line-break/></text:p>
      </text:section>
      <text:section text:style-name="Sect1" text:name="magicdomid253">
        <text:p text:style-name="Standard">How the workstation fits with general Medialab Prado practice. </text:p>
      </text:section>
      <text:section text:style-name="Sect1" text:name="magicdomid254">
        <text:p text:style-name="Standard"><text:line-break/></text:p>
      </text:section>
      <text:section text:style-name="Sect1" text:name="magicdomid255">
        <text:p text:style-name="Standard">Idea of prototyping: working on specific projects, that respond to a real need. Connect different worlds. People need to sit down and discuss their different perspectives.</text:p>
      </text:section>
      <text:section text:style-name="Sect1" text:name="magicdomid256">
        <text:p text:style-name="Standard"><text:line-break/></text:p>
      </text:section>
      <text:section text:style-name="Sect1" text:name="magicdomid257">
        <text:p text:style-name="Standard">Workstation: should be not an isolated thing, but part of a "lab of labs". Different workstations co-existing. Topics: </text:p>
      </text:section>
      <text:section text:style-name="Sect1" text:name="magicdomid258">
        <text:p text:style-name="Standard"><text:line-break/></text:p>
      </text:section>
      <text:section text:style-name="Sect1" text:name="magicdomid259">
        <text:p text:style-name="Standard">Libre Graphics working with/for other workstations to provide a design infrastructure.</text:p>
      </text:section>
      <text:section text:style-name="Sect1" text:name="magicdomid260">
        <text:p text:style-name="Standard">Collaboration with Manufactura Independente</text:p>
      </text:section>
      <text:section text:style-name="Sect1" text:name="magicdomid261">
        <text:p text:style-name="Standard">Example of Citizen Science and Origami workstation working together</text:p>
      </text:section>
      <text:section text:style-name="Sect1" text:name="magicdomid262">
        <text:p text:style-name="Standard">New, large Medialab space makes other connections possible.</text:p>
      </text:section>
      <text:section text:style-name="Sect1" text:name="magicdomid263">
        <text:p text:style-name="Standard"><text:line-break/></text:p>
      </text:section>
      <text:section text:style-name="Sect1" text:name="magicdomid264">
        <text:p text:style-name="Standard"><text:a xlink:type="simple" xlink:href="http://spectralworkbench.org/">http://spectralworkbench.org</text:a></text:p>
      </text:section>
      <text:section text:style-name="Sect1" text:name="magicdomid265">
        <text:p text:style-name="Standard"><text:line-break/></text:p>
      </text:section>
      <text:section text:style-name="Sect1" text:name="magicdomid266">
        <text:p text:style-name="Standard">Outcome: Calming down Richard Stallman - MLAB is doing graphics in FLOSS!</text:p>
      </text:section>
      <text:section text:style-name="Sect1" text:name="magicdomid267">
        <text:p text:style-name="Standard"><text:line-break/></text:p>
      </text:section>
      <text:section text:style-name="Sect1" text:name="magicdomid268">
        <text:p text:style-name="Standard">How can we document, communicate these kinds of processes?</text:p>
      </text:section>
      <text:section text:style-name="Sect1" text:name="magicdomid269">
        <text:p text:style-name="Standard"><text:line-break/></text:p>
      </text:section>
      <text:section text:style-name="Sect1" text:name="magicdomid270">
        <text:p text:style-name="Standard"><text:soft-page-break/>The travel was not easy but it was an incredible trip. Richer experience.</text:p>
      </text:section>
      <text:section text:style-name="Sect1" text:name="magicdomid271">
        <text:p text:style-name="Standard"><text:line-break/></text:p>
      </text:section>
      <text:section text:style-name="Sect1" text:name="magicdomid272">
        <text:p text:style-name="Standard">Some halts on the trip:</text:p>
      </text:section>
      <text:section text:style-name="Sect1" text:name="magicdomid273">
        <text:p text:style-name="Standard"><text:line-break/></text:p>
      </text:section>
      <text:section text:style-name="Sect1" text:name="magicdomid274">
        <text:list xml:id="list718270915" text:style-name="L6">
          <text:list-item>
            <text:p text:style-name="P9">A workshop to think about communication</text:p>
          </text:list-item>
        </text:list>
      </text:section>
      <text:section text:style-name="Sect1" text:name="magicdomid275">
        <text:list xml:id="list1731049907" text:style-name="L7">
          <text:list-item>
            <text:p text:style-name="P10">A workshop "hack my kerning", multidisciplinary students making typography</text:p>
          </text:list-item>
        </text:list>
      </text:section>
      <text:section text:style-name="Sect1" text:name="magicdomid276">
        <text:list xml:id="list1505112008" text:style-name="L8">
          <text:list-item>
            <text:p text:style-name="P11">A residency in Constant Variable</text:p>
          </text:list-item>
        </text:list>
      </text:section>
      <text:section text:style-name="Sect1" text:name="magicdomid277">
        <text:list xml:id="list236403307" text:style-name="L9">
          <text:list-item>
            <text:p text:style-name="P12">Presenting LGM and Interactivos to students, a translation exercise</text:p>
          </text:list-item>
        </text:list>
      </text:section>
      <text:section text:style-name="Sect1" text:name="magicdomid278">
        <text:list xml:id="list110324801" text:style-name="L10">
          <text:list-item>
            <text:p text:style-name="P13">Redesign of Medialab Prado logo with Serreria typography</text:p>
          </text:list-item>
        </text:list>
      </text:section>
      <text:section text:style-name="Sect1" text:name="magicdomid279">
        <text:list xml:id="list1634775431" text:style-name="L11">
          <text:list-item>
            <text:p text:style-name="P14">Start of Grafica Liebre collective <text:a xlink:type="simple" xlink:href="http://graficaliebre.hotglue.me/">http://graficaliebre.hotglue.me/</text:a></text:p>
          </text:list-item>
        </text:list>
      </text:section>
      <text:section text:style-name="Sect1" text:name="magicdomid280">
        <text:list xml:id="list1991300219" text:style-name="L12">
          <text:list-item>
            <text:p text:style-name="P15">Design of LGM programme with Scribus - hard love</text:p>
          </text:list-item>
        </text:list>
      </text:section>
      <text:section text:style-name="Sect1" text:name="magicdomid281">
        <text:list xml:id="list701499157" text:style-name="L13">
          <text:list-item>
            <text:p text:style-name="P16">2nd edition of the communicatiom workshop</text:p>
          </text:list-item>
        </text:list>
      </text:section>
      <text:section text:style-name="Sect1" text:name="magicdomid282">
        <text:list xml:id="list1664149252" text:style-name="L14">
          <text:list-item>
            <text:p text:style-name="P17">Design of communication of workstations: triangular lines always connect - everyone at Medialab installing Scribus to edit their own files</text:p>
          </text:list-item>
        </text:list>
      </text:section>
      <text:section text:style-name="Sect1" text:name="magicdomid283">
        <text:list xml:id="list270127044" text:style-name="L15">
          <text:list-item>
            <text:p text:style-name="P18">Signage</text:p>
          </text:list-item>
        </text:list>
      </text:section>
      <text:section text:style-name="Sect1" text:name="magicdomid284">
        <text:p text:style-name="Standard"><text:line-break/></text:p>
      </text:section>
      <text:section text:style-name="Sect1" text:name="magicdomid285">
        <text:p text:style-name="Standard">About the map:</text:p>
      </text:section>
      <text:section text:style-name="Sect1" text:name="magicdomid286">
        <text:p text:style-name="Standard">A monotype ... only one copy. An engraving: multiple copies.</text:p>
      </text:section>
      <text:section text:style-name="Sect1" text:name="magicdomid287">
        <text:p text:style-name="Standard">Some characters: flying fish (hybrid living in different worlds), the boat (a mobile platform, moving institutions, collective), the jellyfish (transparant body like our practice; immortal because a small part can grow a new one), the octopus (this is the mediator that coordinates and feels her work. they need 8 arms)</text:p>
      </text:section>
      <text:section text:style-name="Sect1" text:name="magicdomid288">
        <text:p text:style-name="Standard"><text:line-break/></text:p>
      </text:section>
      <text:section text:style-name="Sect1" text:name="magicdomid289">
        <text:p text:style-name="Standard">different lables ... different levels of connections (from stable to standard to weak)</text:p>
      </text:section>
      <text:section text:style-name="Sect1" text:name="magicdomid290">
        <text:p text:style-name="Standard">here is the map so you can travel :-)</text:p>
      </text:section>
      <text:section text:style-name="Sect1" text:name="magicdomid291">
        <text:p text:style-name="Standard"><text:a xlink:type="simple" xlink:href="http://toentropy.hotglue.me/">http://toentropy.hotglue.me/</text:a></text:p>
      </text:section>
      <text:section text:style-name="Sect1" text:name="magicdomid292">
        <text:p text:style-name="Standard"><text:line-break/></text:p>
      </text:section>
      <text:section text:style-name="Sect1" text:name="magicdomid293">
        <text:p text:style-name="Standard">varying levels of professionalisation mix</text:p>
      </text:section>
      <text:section text:style-name="Sect1" text:name="magicdomid294">
        <text:p text:style-name="Standard"><text:line-break/></text:p>
      </text:section>
      <text:section text:style-name="Sect1" text:name="magicdomid295">
        <text:p text:style-name="Standard">we are free to not do voluntary work</text:p>
      </text:section>
      <text:section text:style-name="Sect1" text:name="magicdomid296">
        <text:p text:style-name="Standard"><text:line-break/></text:p>
      </text:section>
      <text:section text:style-name="Sect1" text:name="magicdomid297">
        <text:p text:style-name="Standard">we want to learn together</text:p>
      </text:section>
      <text:section text:style-name="Sect1" text:name="magicdomid298">
        <text:p text:style-name="Standard"><text:line-break/></text:p>
      </text:section>
      <text:section text:style-name="Sect1" text:name="magicdomid299">
        <text:p text:style-name="Standard"><text:line-break/></text:p>
      </text:section>
      <text:section text:style-name="Sect1" text:name="magicdomid300">
        <text:p text:style-name="Standard"><text:soft-page-break/>-------------------------------------------------------------------------------------------------------</text:p>
      </text:section>
      <text:section text:style-name="Sect1" text:name="magicdomid301">
        <text:p text:style-name="Standard"><text:line-break/></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01T10:18:04</meta:creation-date>
    <meta:generator>LibreOffice/3.6$Linux_x86 LibreOffice_project/360m1$Build-2</meta:generator>
    <meta:document-statistic meta:table-count="0" meta:image-count="0" meta:object-count="0" meta:page-count="11" meta:paragraph-count="300" meta:word-count="2777" meta:character-count="18670" meta:non-whitespace-character-count="15994"/>
  </office:meta>
</office:document-meta>
</file>